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17cb" officeooo:paragraph-rsid="001317cb"/>
    </style:style>
    <style:style style:name="P2" style:family="paragraph" style:parent-style-name="Standard">
      <style:text-properties officeooo:rsid="00152441" officeooo:paragraph-rsid="00152441"/>
    </style:style>
    <style:style style:name="P3" style:family="paragraph" style:parent-style-name="Standard">
      <style:text-properties officeooo:rsid="00152441" officeooo:paragraph-rsid="0019b6f4"/>
    </style:style>
    <style:style style:name="P4" style:family="paragraph" style:parent-style-name="Standard">
      <style:text-properties officeooo:rsid="0016df7f" officeooo:paragraph-rsid="0016df7f"/>
    </style:style>
    <style:style style:name="P5" style:family="paragraph" style:parent-style-name="Standard">
      <style:text-properties officeooo:rsid="0016df7f" officeooo:paragraph-rsid="0019b6f4"/>
    </style:style>
    <style:style style:name="P6" style:family="paragraph" style:parent-style-name="Standard">
      <style:text-properties officeooo:rsid="0017b946" officeooo:paragraph-rsid="0017b946"/>
    </style:style>
    <style:style style:name="P7" style:family="paragraph" style:parent-style-name="Standard">
      <style:text-properties officeooo:rsid="0017b946" officeooo:paragraph-rsid="0019b6f4"/>
    </style:style>
    <style:style style:name="P8" style:family="paragraph" style:parent-style-name="Standard">
      <style:text-properties officeooo:rsid="0017b946" officeooo:paragraph-rsid="001bab95"/>
    </style:style>
    <style:style style:name="P9" style:family="paragraph" style:parent-style-name="Standard">
      <style:text-properties officeooo:rsid="0019b6f4" officeooo:paragraph-rsid="0019b6f4"/>
    </style:style>
    <style:style style:name="P10" style:family="paragraph" style:parent-style-name="Standard">
      <style:text-properties officeooo:paragraph-rsid="0019b6f4"/>
    </style:style>
    <style:style style:name="P11" style:family="paragraph" style:parent-style-name="Standard">
      <style:text-properties officeooo:rsid="001bab95" officeooo:paragraph-rsid="001bab95"/>
    </style:style>
    <style:style style:name="P12" style:family="paragraph" style:parent-style-name="Standard">
      <style:text-properties officeooo:paragraph-rsid="001bab95"/>
    </style:style>
    <style:style style:name="P13" style:family="paragraph" style:parent-style-name="Standard">
      <style:text-properties officeooo:rsid="001bf6aa" officeooo:paragraph-rsid="001bf6aa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P17" style:family="paragraph">
      <loext:graphic-properties draw:fill-color="#ff8000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officeooo:rsid="00152441"/>
    </style:style>
    <style:style style:name="T2" style:family="text">
      <style:text-properties officeooo:rsid="0016df7f"/>
    </style:style>
    <style:style style:name="T3" style:family="text">
      <style:text-properties officeooo:rsid="0017b946"/>
    </style:style>
    <style:style style:name="T4" style:family="text">
      <style:text-properties fo:background-color="#ff8000" loext:char-shading-value="0"/>
    </style:style>
    <style:style style:name="T5" style:family="text">
      <style:text-properties officeooo:rsid="0016df7f" fo:background-color="#ff8000" loext:char-shading-value="0"/>
    </style:style>
    <style:style style:name="T6" style:family="text">
      <style:text-properties officeooo:rsid="0019b6f4" fo:background-color="#ff8000" loext:char-shading-value="0"/>
    </style:style>
    <style:style style:name="T7" style:family="text">
      <style:text-properties officeooo:rsid="0019b6f4"/>
    </style:style>
    <style:style style:name="T8" style:family="text">
      <style:text-properties officeooo:rsid="001bab95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4pt" style:font-size-asian="14pt" style:font-size-complex="14pt"/>
    </style:style>
    <style:style style:name="gr1" style:family="graphic">
      <style:graphic-properties draw:stroke="none" svg:stroke-color="#000000" draw:fill="none" draw:fill-color="#ffffff" fo:min-height="0.4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3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31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fill-color="#ff8000" draw:textarea-horizontal-align="justify" draw:textarea-vertical-align="middle" draw:auto-grow-height="false" fo:min-height="0.767cm" fo:min-width="1.0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1.124cm" fo:min-width="2.1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1.422cm" fo:min-width="1.68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47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fill-color="#ff8000" draw:textarea-horizontal-align="justify" draw:textarea-vertical-align="middle" draw:auto-grow-height="false" fo:min-height="0.556cm" fo:min-width="1.0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1.422cm" fo:min-width="1.50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1" draw:style-name="gr7" svg:width="2.25cm" svg:height="1.244cm" svg:x="-0.099cm" svg:y="0.27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1_0" draw:style-name="gr7" svg:width="2.25cm" svg:height="1.244cm" svg:x="-0.046cm" svg:y="2.73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1_1" draw:style-name="gr7" svg:width="2.25cm" svg:height="1.244cm" svg:x="0.007cm" svg:y="5.0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2" draw:style-name="gr13" svg:width="2.091cm" svg:height="2.012cm" svg:x="4.664cm" svg:y="2.552cm"><text:p/>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<draw:equation draw:name="f0" draw:formula="left+$0 "/><draw:equation draw:name="f1" draw:formula="top+$0 "/><draw:equation draw:name="f2" draw:formula="right-$0 "/><draw:equation draw:name="f3" draw:formula="bottom-$0 "/><draw:equation draw:name="f4" draw:formula="$0 /2"/><draw:equation draw:name="f5" draw:formula="left+?f4 "/><draw:equation draw:name="f6" draw:formula="top+?f4 "/><draw:equation draw:name="f7" draw:formula="right-?f4 "/><draw:equation draw:name="f8" draw:formula="bottom-?f4 "/><draw:handle draw:handle-position="$0 top" draw:handle-range-x-minimum="0" draw:handle-range-x-maximum="10800"/></draw:enhanced-geometry></draw:custom-shape><draw:polygon text:anchor-type="paragraph" draw:z-index="4" draw:name="Shape3" draw:style-name="gr6" draw:text-style-name="P18" svg:width="0cm" svg:height="0cm" svg:x="2.15cm" svg:y="1.018cm" svg:viewBox="0 0 0 0" draw:points="0,0"><text:p/></draw:polygon><draw:line text:anchor-type="paragraph" draw:z-index="5" draw:name="Shape4" draw:style-name="gr6" draw:text-style-name="P18" svg:x1="5.828cm" svg:y1="2.553cm" svg:x2="5.854cm" svg:y2="1.071cm"><text:p/></draw:line><draw:line text:anchor-type="paragraph" draw:z-index="6" draw:name="Shape5" draw:style-name="gr6" draw:text-style-name="P18" svg:x1="2.15cm" svg:y1="1.018cm" svg:x2="5.854cm" svg:y2="1.071cm"><text:p/></draw:line><draw:line text:anchor-type="paragraph" draw:z-index="7" draw:name="Shape6" draw:style-name="gr6" draw:text-style-name="P18" svg:x1="2.203cm" svg:y1="3.372cm" svg:x2="4.664cm" svg:y2="3.346cm"><text:p/></draw:line><draw:line text:anchor-type="paragraph" draw:z-index="8" draw:name="Shape7" draw:style-name="gr6" draw:text-style-name="P18" svg:x1="2.256cm" svg:y1="5.86cm" svg:x2="5.696cm" svg:y2="5.86cm"><text:p/></draw:line><draw:line text:anchor-type="paragraph" draw:z-index="9" draw:name="Shape8" draw:style-name="gr6" draw:text-style-name="P18" svg:x1="5.696cm" svg:y1="5.859cm" svg:x2="5.749cm" svg:y2="4.563cm"><text:p/></draw:line><draw:frame text:anchor-type="paragraph" draw:z-index="10" draw:name="Shape9" draw:style-name="gr12" draw:text-style-name="P14" svg:width="1.297cm" svg:height="0.489cm" svg:x="0.563cm" svg:y="0.833cm"><draw:text-box><text:p/></draw:text-box></draw:frame><draw:frame text:anchor-type="paragraph" draw:z-index="11" draw:name="Shape10" draw:style-name="gr2" draw:text-style-name="P16" svg:width="3.07cm" svg:height="0.636cm" svg:x="2.626cm" svg:y="0.383cm"><draw:text-box><text:p><text:span text:style-name="T9">attachment</text:span></text:p></draw:text-box></draw:frame><draw:frame text:anchor-type="paragraph" draw:z-index="12" draw:name="Shape11" draw:style-name="gr9" draw:text-style-name="P16" svg:width="2.144cm" svg:height="0.477cm" svg:x="2.521cm" svg:y="2.87cm"><draw:text-box><text:p><text:span text:style-name="T9">attachment</text:span></text:p></draw:text-box></draw:frame><draw:frame text:anchor-type="paragraph" draw:z-index="13" draw:name="Shape12" draw:style-name="gr9" draw:text-style-name="P16" svg:width="2.911cm" svg:height="0.477cm" svg:x="2.547cm" svg:y="5.383cm"><draw:text-box><text:p><text:span text:style-name="T9">attachment</text:span></text:p></draw:text-box></draw:frame><draw:frame text:anchor-type="paragraph" draw:z-index="14" draw:name="Shape13" draw:style-name="gr11" draw:text-style-name="P19" svg:width="1.588cm" svg:height="0.583cm" svg:x="5.034cm" svg:y="3.399cm"><draw:text-box><text:p><text:span text:style-name="T10">TGW</text:span></text:p></draw:text-box></draw:frame><draw:custom-shape text:anchor-type="paragraph" draw:z-index="15" draw:name="Shape14" draw:style-name="gr10" draw:text-style-name="P17" svg:width="1.059cm" svg:height="0.556cm" svg:x="0.801cm" svg:y="0.515cm"><text:p/><draw:enhanced-geometry svg:viewBox="0 0 21600 21600" draw:type="rectangle" draw:enhanced-path="M 0 0 L 21600 0 21600 21600 0 21600 0 0 Z N"/></draw:custom-shape><draw:custom-shape text:anchor-type="paragraph" draw:z-index="16" draw:name="Shape14_0" draw:style-name="gr10" draw:text-style-name="P17" svg:width="1.059cm" svg:height="0.556cm" svg:x="0.88cm" svg:y="2.896cm"><text:p/><draw:enhanced-geometry svg:viewBox="0 0 21600 21600" draw:type="rectangle" draw:enhanced-path="M 0 0 L 21600 0 21600 21600 0 21600 0 0 Z N"/></draw:custom-shape><draw:custom-shape text:anchor-type="paragraph" draw:z-index="17" draw:name="Shape14_1" draw:style-name="gr10" draw:text-style-name="P17" svg:width="1.059cm" svg:height="0.556cm" svg:x="0.933cm" svg:y="5.251cm"><text:p/><draw:enhanced-geometry svg:viewBox="0 0 21600 21600" draw:type="rectangle" draw:enhanced-path="M 0 0 L 21600 0 21600 21600 0 21600 0 0 Z N"/></draw:custom-shape><draw:frame text:anchor-type="paragraph" draw:z-index="19" draw:name="Shape15_0" draw:style-name="gr3" draw:text-style-name="P16" svg:width="3.89cm" svg:height="0.408cm" svg:x="-0.31cm" svg:y="4.299cm"><draw:text-box><text:p><text:span text:style-name="T9">Vpc2-172.18.0.0/16</text:span></text:p></draw:text-box></draw:frame><draw:frame text:anchor-type="paragraph" draw:z-index="20" draw:name="Shape15_1" draw:style-name="gr3" draw:text-style-name="P16" svg:width="3.89cm" svg:height="0.408cm" svg:x="-0.178cm" svg:y="6.653cm"><draw:text-box><text:p><text:span text:style-name="T9">Vpc3-172.31.0.0/16</text:span></text:p></draw:text-box></draw:frame><draw:frame text:anchor-type="paragraph" draw:z-index="21" draw:name="Shape16" draw:style-name="gr9" draw:text-style-name="P15" svg:width="1.191cm" svg:height="0.477cm" svg:x="0.801cm" svg:y="0.594cm"><draw:text-box><text:p><text:span text:style-name="T9">ec2</text:span></text:p></draw:text-box></draw:frame><draw:frame text:anchor-type="paragraph" draw:z-index="22" draw:name="Shape16_0" draw:style-name="gr4" draw:text-style-name="P16" svg:width="1.191cm" svg:height="0.408cm" svg:x="0.88cm" svg:y="3.044cm"><draw:text-box><text:p><text:span text:style-name="T9">ec2</text:span></text:p></draw:text-box></draw:frame><draw:frame text:anchor-type="paragraph" draw:z-index="23" draw:name="Shape16_1" draw:style-name="gr4" draw:text-style-name="P16" svg:width="1.191cm" svg:height="0.408cm" svg:x="0.933cm" svg:y="5.399cm"><draw:text-box><text:p><text:span text:style-name="T9">ec2</text:span></text:p></draw:text-box></draw:frame><draw:custom-shape text:anchor-type="paragraph" draw:z-index="24" draw:name="Shape17" draw:style-name="gr8" svg:width="2.276cm" svg:height="2.012cm" svg:x="9.32cm" svg:y="2.658cm"><text:p>TGW</text:p>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<draw:equation draw:name="f0" draw:formula="left+$0 "/><draw:equation draw:name="f1" draw:formula="top+$0 "/><draw:equation draw:name="f2" draw:formula="right-$0 "/><draw:equation draw:name="f3" draw:formula="bottom-$0 "/><draw:equation draw:name="f4" draw:formula="$0 /2"/><draw:equation draw:name="f5" draw:formula="left+?f4 "/><draw:equation draw:name="f6" draw:formula="top+?f4 "/><draw:equation draw:name="f7" draw:formula="right-?f4 "/><draw:equation draw:name="f8" draw:formula="bottom-?f4 "/><draw:handle draw:handle-position="$0 top" draw:handle-range-x-minimum="0" draw:handle-range-x-maximum="10800"/></draw:enhanced-geometry></draw:custom-shape><draw:custom-shape text:anchor-type="paragraph" draw:z-index="25" draw:name="Shape1_2" draw:style-name="gr7" svg:width="2.25cm" svg:height="1.244cm" svg:x="13.765cm" svg:y="0.67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6" draw:name="Shape1_3" draw:style-name="gr7" svg:width="2.25cm" svg:height="1.244cm" svg:x="13.845cm" svg:y="3.02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7" draw:name="Shape1_4" draw:style-name="gr7" svg:width="2.25cm" svg:height="1.244cm" svg:x="13.871cm" svg:y="5.30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8" draw:name="Shape18" draw:style-name="gr6" draw:text-style-name="P18" svg:x1="13.845cm" svg:y1="3.743cm" svg:x2="11.596cm" svg:y2="3.743cm"><text:p/></draw:line><draw:line text:anchor-type="paragraph" draw:z-index="29" draw:name="Shape19" draw:style-name="gr6" draw:text-style-name="P18" svg:x1="13.765cm" svg:y1="1.282cm" svg:x2="10.537cm" svg:y2="1.282cm"><text:p/></draw:line><draw:line text:anchor-type="paragraph" draw:z-index="30" draw:name="Shape20" draw:style-name="gr6" draw:text-style-name="P18" svg:x1="10.537cm" svg:y1="1.282cm" svg:x2="10.537cm" svg:y2="2.658cm"><text:p/></draw:line><draw:line text:anchor-type="paragraph" draw:z-index="31" draw:name="Shape21" draw:style-name="gr6" draw:text-style-name="P18" svg:x1="10.511cm" svg:y1="4.669cm" svg:x2="10.511cm" svg:y2="6.071cm"><text:p/></draw:line><draw:line text:anchor-type="paragraph" draw:z-index="32" draw:name="Shape22" draw:style-name="gr6" draw:text-style-name="P18" svg:x1="10.511cm" svg:y1="6.071cm" svg:x2="13.871cm" svg:y2="6.071cm"><text:p/></draw:line><draw:line text:anchor-type="paragraph" draw:z-index="33" draw:name="Shape23" draw:style-name="gr6" draw:text-style-name="P18" svg:x1="6.754cm" svg:y1="3.717cm" svg:x2="9.32cm" svg:y2="3.743cm"><text:p/></draw:line><draw:custom-shape text:anchor-type="paragraph" draw:z-index="34" draw:name="Shape14_2" draw:style-name="gr5" draw:text-style-name="P17" svg:width="1.059cm" svg:height="0.768cm" svg:x="14.744cm" svg:y="0.885cm"><text:p/><draw:enhanced-geometry svg:viewBox="0 0 21600 21600" draw:type="rectangle" draw:enhanced-path="M 0 0 L 21600 0 21600 21600 0 21600 0 0 Z N"/></draw:custom-shape><draw:custom-shape text:anchor-type="paragraph" draw:z-index="35" draw:name="Shape14_3" draw:style-name="gr5" draw:text-style-name="P17" svg:width="1.059cm" svg:height="0.768cm" svg:x="14.771cm" svg:y="3.029cm"><text:p/><draw:enhanced-geometry svg:viewBox="0 0 21600 21600" draw:type="rectangle" draw:enhanced-path="M 0 0 L 21600 0 21600 21600 0 21600 0 0 Z N"/></draw:custom-shape><draw:custom-shape text:anchor-type="paragraph" draw:z-index="36" draw:name="Shape14_4" draw:style-name="gr5" draw:text-style-name="P17" svg:width="1.059cm" svg:height="0.768cm" svg:x="14.744cm" svg:y="5.436cm"><text:p/><draw:enhanced-geometry svg:viewBox="0 0 21600 21600" draw:type="rectangle" draw:enhanced-path="M 0 0 L 21600 0 21600 21600 0 21600 0 0 Z N"/></draw:custom-shape><draw:frame text:anchor-type="paragraph" draw:z-index="37" draw:name="Shape16_2" draw:style-name="gr4" draw:text-style-name="P16" svg:width="1.191cm" svg:height="0.408cm" svg:x="14.824cm" svg:y="1.097cm"><draw:text-box><text:p><text:span text:style-name="T9">ec2</text:span></text:p></draw:text-box></draw:frame><draw:frame text:anchor-type="paragraph" draw:z-index="38" draw:name="Shape16_3" draw:style-name="gr4" draw:text-style-name="P16" svg:width="1.191cm" svg:height="0.408cm" svg:x="14.903cm" svg:y="3.214cm"><draw:text-box><text:p><text:span text:style-name="T9">ec2</text:span></text:p></draw:text-box></draw:frame><draw:frame text:anchor-type="paragraph" draw:z-index="39" draw:name="Shape16_4" draw:style-name="gr4" draw:text-style-name="P16" svg:width="1.191cm" svg:height="0.408cm" svg:x="14.93cm" svg:y="5.648cm"><draw:text-box><text:p><text:span text:style-name="T9">ec2</text:span></text:p></draw:text-box></draw:frame><draw:frame text:anchor-type="paragraph" draw:z-index="40" draw:name="Shape10_0" draw:style-name="gr2" draw:text-style-name="P15" svg:width="3.07cm" svg:height="0.636cm" svg:x="10.855cm" svg:y="0.647cm"><draw:text-box><text:p><text:span text:style-name="T9">attachment</text:span></text:p></draw:text-box></draw:frame><draw:frame text:anchor-type="paragraph" draw:z-index="41" draw:name="Shape10_1" draw:style-name="gr2" draw:text-style-name="P15" svg:width="3.07cm" svg:height="0.636cm" svg:x="11.702cm" svg:y="3.214cm"><draw:text-box><text:p><text:span text:style-name="T9">attachment</text:span></text:p></draw:text-box></draw:frame><draw:frame text:anchor-type="paragraph" draw:z-index="42" draw:name="Shape10_2" draw:style-name="gr2" draw:text-style-name="P15" svg:width="3.07cm" svg:height="0.636cm" svg:x="11.014cm" svg:y="5.674cm"><draw:text-box><text:p><text:span text:style-name="T9">attachment</text:span></text:p></draw:text-box></draw:frame><draw:frame text:anchor-type="paragraph" draw:z-index="43" draw:name="Shape15_2" draw:style-name="gr3" draw:text-style-name="P16" svg:width="3.89cm" svg:height="0.408cm" svg:x="13.765cm" svg:y="2.076cm"><draw:text-box><text:p><text:span text:style-name="T9">Vpc1-169.0.0.0/16</text:span></text:p></draw:text-box></draw:frame><draw:frame text:anchor-type="paragraph" draw:z-index="44" draw:name="Shape15_3" draw:style-name="gr3" draw:text-style-name="P16" svg:width="3.89cm" svg:height="0.408cm" svg:x="13.845cm" svg:y="4.193cm"><draw:text-box><text:p><text:span text:style-name="T9">Vpc2-192.0.0.0/16</text:span></text:p></draw:text-box></draw:frame><draw:frame text:anchor-type="paragraph" draw:z-index="45" draw:name="Shape15_4" draw:style-name="gr3" draw:text-style-name="P16" svg:width="3.89cm" svg:height="0.408cm" svg:x="13.712cm" svg:y="6.706cm"><draw:text-box><text:p><text:span text:style-name="T9">Vpc3-192.31.0.0/16</text:span></text:p></draw:text-box></draw:frame><draw:frame text:anchor-type="paragraph" draw:z-index="46" draw:name="Shape10_3" draw:style-name="gr2" draw:text-style-name="P15" svg:width="3.07cm" svg:height="0.814cm" svg:x="6.754cm" svg:y="3.108cm"><draw:text-box><text:p><text:span text:style-name="T9"><text:s/></text:span><text:span text:style-name="T9">TransitGateWay</text:span></text:p><text:p><text:span text:style-name="T9">Peering</text:span></text:p></draw:text-box></draw:frame></text:p>
      <text:p text:style-name="P1"/>
      <text:p text:style-name="P1"/>
      <text:p text:style-name="P1"><draw:frame text:anchor-type="paragraph" draw:z-index="18" draw:name="Shape15" draw:style-name="gr3" draw:text-style-name="P16" svg:width="3.89cm" svg:height="0.408cm" svg:x="-0.046cm" svg:y="0.404cm"><draw:text-box><text:p><text:span text:style-name="T9">Vpc1-10.0.0.0/16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text:anchor-type="paragraph" draw:z-index="47" draw:name="Shape24" draw:style-name="gr1" draw:text-style-name="P14" svg:width="5.213cm" svg:height="0.489cm" svg:x="11.199cm" svg:y="0.092cm"><draw:text-box><text:p>In ohio region</text:p></draw:text-box></draw:frame>in mumbai region</text:p>
      <text:p text:style-name="P2"/>
      <text:p text:style-name="P2"/>
      <text:p text:style-name="P9">IN MUMBAI REGION</text:p>
      <text:p text:style-name="P3">1.create 3 vpcs <text:span text:style-name="T7">with cidr ranges (</text:span><text:span text:style-name="T2">10.0.0.0/16 ,172.18.0.0/1</text:span><text:span text:style-name="T7">6,</text:span><text:span text:style-name="T2"> 172.31.0.0/16 </text:span><text:span text:style-name="T7">)</text:span>in <text:span text:style-name="T3">mumbai </text:span>region and launch one <text:s/>ec2 instance in each vpc .</text:p>
      <text:p text:style-name="P2">(makesure to allow alltraffic in security groups) </text:p>
      <text:p text:style-name="P4">2.check the connection between each Vms wether they are able to communicate with each other or not.<text:span text:style-name="T7">(ping is happening or not)</text:span></text:p>
      <text:p text:style-name="P4">3.create TransitGateway</text:p>
      <text:p text:style-name="P4">4.create TransitGateway Attachment and attach each vpc to TransitGateway.</text:p>
      <text:p text:style-name="P4">5.now we need to configure routing ,goto routing tables of each vpc add the route </text:p>
      <text:p text:style-name="P4"><text:s text:c="3"/>example: <text:s/>10.0.0.0/16 <text:s text:c="2"/>local</text:p>
      <text:p text:style-name="P4"><text:s text:c="21"/>0.0.0.0/16 <text:s text:c="3"/>IGW</text:p>
      <text:p text:style-name="P4"><text:s text:c="20"/>172.18.0.0/16 TGW</text:p>
      <text:p text:style-name="P4"><text:s text:c="21"/>172.31.0.0/16 TGW</text:p>
      <text:p text:style-name="P9">similaly do the same procedure for each vpc</text:p>
      <text:p text:style-name="P6">and also we need to add the routes <text:s/>for the vpcs which are in the another regions aswell</text:p>
      <text:p text:style-name="P6"><text:s text:c="21"/><text:span text:style-name="T4">169.0.0.0/16 TGW</text:span></text:p>
      <text:p text:style-name="P6"><text:s text:c="21"/><text:span text:style-name="T4">192.0.0.0/16 TGW</text:span></text:p>
      <text:p text:style-name="P6"><text:s text:c="21"/><text:span text:style-name="T4">192.31.0.0/16 TGW</text:span></text:p>
      <text:p text:style-name="P6">to coomunicate the vms in mumbai region with ohio region we need to congfigure those vpc cidr ranges in route tables .</text:p>
      <text:p text:style-name="P6">6.similarway do it for all the vpcs routing</text:p>
      <text:p text:style-name="P6">7.now all Vms in mumbai region will communicate with each other .<text:span text:style-name="T7">but not with the vms in ohio region</text:span></text:p>
      <text:p text:style-name="P6"/>
      <text:p text:style-name="P9">IN OHIO REGION</text:p>
      <text:p text:style-name="P10"><text:span text:style-name="T1">1.create 3 vpcs </text:span><text:span text:style-name="T7">with cidr ranges (</text:span><text:span text:style-name="T2">1</text:span><text:span text:style-name="T7">69.</text:span><text:span text:style-name="T2">0.0.0/16 ,</text:span><text:span text:style-name="T7">192</text:span><text:span text:style-name="T2">.</text:span><text:span text:style-name="T7">0.</text:span><text:span text:style-name="T2">0.0/1</text:span><text:span text:style-name="T7">6,</text:span><text:span text:style-name="T2"> </text:span><text:span text:style-name="T7">192.31.</text:span><text:span text:style-name="T2">0.0/16 </text:span><text:span text:style-name="T7">)</text:span><text:span text:style-name="T1">in </text:span><text:span text:style-name="T7">ohio </text:span><text:span text:style-name="T1">region and launch one <text:s/>ec2 instance in each vpc .</text:span></text:p>
      <text:p text:style-name="P3">(makesure to allow alltraffic in security groups) </text:p>
      <text:p text:style-name="P5">2.check the connection between each Vms wether they are able to communicate with each other or not.<text:span text:style-name="T7">(ping is happening or not)</text:span></text:p>
      <text:p text:style-name="P5">3.create TransitGateway</text:p>
      <text:p text:style-name="P5">4.create TransitGateway Attachment and attach each vpc to TransitGateway.</text:p>
      <text:p text:style-name="P5">5.now we need to configure routing ,goto routing tables of each vpc add the route </text:p>
      <text:p text:style-name="P5">example: <text:s text:c="4"/>1<text:span text:style-name="T7">69.</text:span>0.0.0/16 <text:s/>local</text:p>
      <text:p text:style-name="P5"><text:soft-page-break/><text:s text:c="21"/>0.0.0.0/16 <text:s text:c="3"/>IGW</text:p>
      <text:p text:style-name="P5"><text:s text:c="20"/><text:span text:style-name="T7">192</text:span>.<text:span text:style-name="T7">0.</text:span>0.0/1<text:span text:style-name="T7">6</text:span> <text:s/>TGW</text:p>
      <text:p text:style-name="P5"><text:s text:c="20"/><text:span text:style-name="T7">192.31.</text:span>0.0/16 TGW</text:p>
      <text:p text:style-name="P9">similaly do the same procedure for each vpc</text:p>
      <text:p text:style-name="P7">and also we need to add the routes <text:s/>for the vpcs which are in the another regions aswell</text:p>
      <text:p text:style-name="P7"><text:s text:c="19"/><text:span text:style-name="T4"><text:s/></text:span><text:span text:style-name="T5">10.0.0.0/16 <text:s text:c="3"/></text:span><text:span text:style-name="T6">TGW</text:span></text:p>
      <text:p text:style-name="P7"><text:span text:style-name="T2"><text:tab/> <text:s text:c="7"/></text:span><text:span text:style-name="T5">172.18.0.0/1</text:span><text:span text:style-name="T6">6 <text:s/>TGW</text:span></text:p>
      <text:p text:style-name="P7"><text:span text:style-name="T2"><text:s text:c="21"/></text:span><text:span text:style-name="T5">172.31.0.0/16 <text:s/></text:span><text:span text:style-name="T6">TGW</text:span></text:p>
      <text:p text:style-name="P10"><text:span text:style-name="T3">to coomunicate the vms in ohio region with </text:span><text:span text:style-name="T7">mumbai </text:span><text:span text:style-name="T3">region we need to congfigure those vpc cidr ranges in route tables .</text:span></text:p>
      <text:p text:style-name="P7">6.similarway do it for all the vpcs routing</text:p>
      <text:p text:style-name="P8">7.now all Vms in <text:span text:style-name="T8">ohio </text:span>region will communicate with each other . <text:span text:style-name="T8">But not with the vms in </text:span>mumbai <text:span text:style-name="T8">region.</text:span></text:p>
      <text:p text:style-name="P8"/>
      <text:p text:style-name="P11">To communicate the vms in both region we need to create a Transit Gateway Peering.</text:p>
      <text:p text:style-name="P11"/>
      <text:p text:style-name="P11">Now goto Transit Gateway Attachments in mumbai region</text:p>
      <text:p text:style-name="P11">select transit gate way</text:p>
      <text:p text:style-name="P11">attachment type is peering connection</text:p>
      <text:p text:style-name="P11">region : ohio (becausse we creating the peering between the mumbai and ohio)</text:p>
      <text:p text:style-name="P11">TransiGatewayAcceptor: <text:s/>tgw id of ohioregion</text:p>
      <text:p text:style-name="P11">create an attach</text:p>
      <text:p text:style-name="P11">(the status now shows that initialising request)</text:p>
      <text:p text:style-name="P12"><text:span text:style-name="T8">Now goto Transit Gateway Attachments in ohio region ,refresh the page <text:s/>there you find the peering ,now select the attachment goto Actions Accept the request.</text:span></text:p>
      <text:p text:style-name="P12"/>
      <text:p text:style-name="P13">“now goto transit gateway route tables in both the regions create a static route by entering the vpc cidr ranges of another region and select the type peering”</text:p>
      <text:p text:style-name="P13"/>
      <text:p text:style-name="P13">now the communication will <text:s/>happen between all the vms between both the regions </text:p>
      <text:p text:style-name="P11"/>
      <text:p text:style-name="P11"><text:s/></text:p>
      <text:p text:style-name="P7"/>
      <text:p text:style-name="P6"/>
      <text:p text:style-name="P4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3T16:45:10.203565843</meta:creation-date>
    <dc:date>2022-05-03T18:06:36.761981027</dc:date>
    <meta:editing-duration>PT4M51S</meta:editing-duration>
    <meta:editing-cycles>1</meta:editing-cycles>
    <meta:document-statistic meta:table-count="0" meta:image-count="0" meta:object-count="0" meta:page-count="2" meta:paragraph-count="52" meta:word-count="466" meta:character-count="3091" meta:non-whitespace-character-count="2401"/>
    <meta:generator>LibreOffice/6.4.7.2$Linux_X86_64 LibreOffice_project/40$Build-2</meta:generator>
  </office:meta>
</office:document-meta>
</file>